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0957FBADA8F.png" manifest:media-type="image/png"/>
  <manifest:file-entry manifest:full-path="Pictures/10000000000005DC00000465E88143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LGC Sans" svg:font-family="'DejaVu LGC Sans'" style:font-pitch="variable"/>
    <style:font-face style:name="Liberation Sans1" svg:font-family="'Liberation Sans'" style:font-pitch="variable"/>
    <style:font-face style:name="Liberation Sans Bold1" svg:font-family="'Liberation Sans Bold'" style:font-pitch="variable"/>
    <style:font-face style:name="Tahoma1" svg:font-family="Tahoma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Bold2" svg:font-family="'Liberation Sans Bold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cm" fo:min-width="7.536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cm" fo:min-width="2.332cm" fo:padding-top="0.127cm" fo:padding-bottom="0.127cm" fo:padding-left="0.254cm" fo:padding-right="0.254cm" fo:wrap-option="wrap"/>
    </style:style>
    <style:style style:name="pr1" style:family="presentation" style:parent-style-name="RH_25_20Internal_25_20Preso_25_20-title" style:list-style-name="L1">
      <style:graphic-properties draw:stroke="none" draw:fill="none" draw:fill-color="#000000" draw:textarea-horizontal-align="justify" draw:textarea-vertical-align="middle" draw:auto-grow-height="true" draw:auto-grow-width="false" fo:min-height="2.498cm" fo:min-width="0cm" fo:padding-top="0.127cm" fo:padding-bottom="0.127cm" fo:padding-left="1.27cm" fo:padding-right="1.27cm" fo:wrap-option="wrap"/>
    </style:style>
    <style:style style:name="pr2" style:family="presentation" style:parent-style-name="RH_25_20Internal_25_20Preso_25_20-subtitle">
      <style:graphic-properties draw:fill-color="#ffffff" draw:auto-grow-height="true" fo:min-height="6.457cm"/>
    </style:style>
    <style:style style:name="pr3" style:family="presentation" style:parent-style-name="RH_25_20Internal_25_20Preso_25_20-notes">
      <style:graphic-properties draw:fill-color="#ffffff" draw:auto-grow-height="true" fo:min-height="11.405cm"/>
    </style:style>
    <style:style style:name="pr4" style:family="presentation" style:parent-style-name="Title2-title">
      <style:graphic-properties fo:min-height="2.966cm"/>
    </style:style>
    <style:style style:name="pr5" style:family="presentation" style:parent-style-name="Title2-outline1">
      <style:graphic-properties fo:min-height="12.873cm"/>
    </style:style>
    <style:style style:name="pr6" style:family="presentation" style:parent-style-name="Title2-notes">
      <style:graphic-properties draw:fill-color="#ffffff" draw:auto-grow-height="true" fo:min-height="11.405cm"/>
    </style:style>
    <style:style style:name="pr7" style:family="presentation" style:parent-style-name="Title2_5f_-title">
      <style:graphic-properties fo:min-height="2.966cm"/>
    </style:style>
    <style:style style:name="pr8" style:family="presentation" style:parent-style-name="Title2_5f_-outline1">
      <style:graphic-properties fo:min-height="12.873cm"/>
    </style:style>
    <style:style style:name="pr9" style:family="presentation" style:parent-style-name="Title2_5f_-notes">
      <style:graphic-properties draw:fill-color="#ffffff" draw:auto-grow-height="true" fo:min-height="11.405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text-align="start" fo:text-indent="0cm" style:writing-mode="lr-tb"/>
    </style:style>
    <style:style style:name="P4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line-height="93%" fo:text-align="center" fo:text-indent="0cm" style:punctuation-wrap="hanging" style:line-break="strict"/>
      <style:text-properties fo:font-size="24pt"/>
    </style:style>
    <style:style style:name="P8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text-properties fo:font-size="12pt"/>
    </style:style>
    <style:style style:name="P12" style:family="paragraph">
      <style:paragraph-properties fo:text-align="center"/>
      <style:text-properties fo:font-size="88pt" style:font-size-asian="88pt" style:font-size-complex="88pt"/>
    </style:style>
    <style:style style:name="P13" style:family="paragraph">
      <style:text-properties fo:font-size="88pt" style:font-size-asian="88pt" style:font-size-complex="88pt"/>
    </style:style>
    <style:style style:name="T1" style:family="text">
      <style:text-properties fo:color="#898989" style:font-name="Liberation Sans2" fo:font-size="12pt" fo:language="en" fo:country="US" style:font-name-asian="Liberation Sans2" style:font-size-asian="12pt" style:font-name-complex="Liberation Sans2" style:font-size-complex="12pt"/>
    </style:style>
    <style:style style:name="T2" style:family="text">
      <style:text-properties fo:color="#898989" fo:font-size="12pt" fo:language="en" fo:country="US" style:font-name-asian="DejaVu LGC Sans" style:font-size-asian="12pt" style:font-name-complex="DejaVu LGC Sans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8pt" style:font-size-asian="88pt" style:font-size-complex="8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9cm"/>
        <style:text-properties style:font-name="Arial2" fo:color="#000000" fo:font-size="100%"/>
      </text:list-level-style-bullet>
      <text:list-level-style-bullet text:level="3" text:bullet-char="•">
        <style:list-level-properties text:space-before="1.261cm"/>
        <style:text-properties style:font-name="Arial2" fo:color="#000000" fo:font-size="100%"/>
      </text:list-level-style-bullet>
      <text:list-level-style-bullet text:level="4" text:bullet-char="•">
        <style:list-level-properties text:space-before="1.905cm"/>
        <style:text-properties style:font-name="Arial2" fo:color="#000000" fo:font-size="100%"/>
      </text:list-level-style-bullet>
      <text:list-level-style-bullet text:level="5" text:bullet-char="•">
        <style:list-level-properties text:space-before="2.54cm"/>
        <style:text-properties style:font-name="Arial2" fo:color="#000000" fo:font-size="100%"/>
      </text:list-level-style-bullet>
      <text:list-level-style-bullet text:level="6" text:bullet-char="•">
        <style:list-level-properties text:space-before="2.54cm"/>
        <style:text-properties style:font-name="Arial2" fo:color="#000000" fo:font-size="100%"/>
      </text:list-level-style-bullet>
      <text:list-level-style-bullet text:level="7" text:bullet-char="•">
        <style:list-level-properties text:space-before="2.54cm"/>
        <style:text-properties style:font-name="Arial2" fo:color="#000000" fo:font-size="100%"/>
      </text:list-level-style-bullet>
      <text:list-level-style-bullet text:level="8" text:bullet-char="•">
        <style:list-level-properties text:space-before="2.54cm"/>
        <style:text-properties style:font-name="Arial2" fo:color="#000000" fo:font-size="100%"/>
      </text:list-level-style-bullet>
      <text:list-level-style-bullet text:level="9" text:bullet-char="•">
        <style:list-level-properties text:space-before="2.54cm"/>
        <style:text-properties style:font-name="Arial2" fo:color="#000000" fo:font-size="100%"/>
      </text:list-level-style-bullet>
      <text:list-level-style-bullet text:level="10" text:bullet-char="•">
        <style:list-level-properties text:space-before="2.54cm"/>
        <style:text-properties style:font-name="Arial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0.639cm" text:min-label-width="0.635cm"/>
        <style:text-properties style:font-name="Arial2" fo:color="#000000" fo:font-size="100%"/>
      </text:list-level-style-bullet>
      <text:list-level-style-bullet text:level="3" text:bullet-char="•">
        <style:list-level-properties text:space-before="1.261cm" text:min-label-width="0.635cm"/>
        <style:text-properties style:font-name="Arial2" fo:color="#000000" fo:font-size="100%"/>
      </text:list-level-style-bullet>
      <text:list-level-style-bullet text:level="4" text:bullet-char="•">
        <style:list-level-properties text:space-before="1.905cm" text:min-label-width="0.635cm"/>
        <style:text-properties style:font-name="Arial2" fo:color="#000000" fo:font-size="100%"/>
      </text:list-level-style-bullet>
      <text:list-level-style-bullet text:level="5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6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7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8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9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10" text:bullet-char="•">
        <style:list-level-properties text:space-before="2.54cm" text:min-label-width="0.635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Slide and Bumper Slide" draw:style-name="dp1" draw:master-page-name="RH_25_20Internal_25_20Preso_25_2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4cm" svg:height="2.752cm" svg:x="0cm" svg:y="7.09cm" presentation:class="title" presentation:user-transformed="true">
          <draw:text-box>
            <text:p text:style-name="P1">RHEL for Middleware Consultant NHO</text:p>
          </draw:text-box>
        </draw:frame>
        <draw:frame presentation:style-name="pr2" draw:text-style-name="P3" draw:layer="layout" svg:width="17.11cm" svg:height="6.457cm" svg:x="0.847cm" svg:y="10.3cm" presentation:class="subtitle" presentation:user-transformed="true">
          <draw:text-box>
            <text:p text:style-name="P3">Clark Hale</text:p>
            <text:p text:style-name="P3">chale@redhat.com</text:p>
            <text:p text:style-name="P3">Senior Consultant</text:p>
            <text:p text:style-name="P3"/>
          </draw:text-box>
        </draw:frame>
        <presentation:notes draw:style-name="dp2">
          <draw:page-thumbnail draw:style-name="gr1" draw:layer="layout" svg:width="12.665cm" svg:height="9.5cm" svg:x="3.178cm" svg:y="1.904cm" draw:page-number="1" presentation:class="page"/>
          <draw:frame presentation:style-name="pr3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Title2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2" draw:text-style-name="P5" draw:layer="layout" svg:width="8.044cm" svg:height="1.014cm" svg:x="8.678cm" svg:y="17.657cm">
          <text:list text:style-name="L3">
            <text:list-header>
              <text:p text:style-name="P4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2" draw:text-style-name="P5" draw:layer="layout" svg:width="2.84cm" svg:height="1.014cm" svg:x="21.29cm" svg:y="17.657cm">
          <text:list text:style-name="L3">
            <text:list-header>
              <text:p text:style-name="P6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layer="layout" svg:width="20.886cm" svg:height="3.22cm" svg:x="-0.001cm" svg:y="-0.001cm" presentation:class="title">
          <draw:text-box>
            <text:p>Linux is a UNIX Clone</text:p>
          </draw:text-box>
        </draw:frame>
        <draw:frame presentation:style-name="pr5" draw:layer="layout" svg:width="24.483cm" svg:height="13.123cm" svg:x="0.423cm" svg:y="3.669cm" presentation:class="outline">
          <draw:text-box>
            <text:list text:style-name="L5">
              <text:list-item>
                <text:p>AT&amp;T withdrew from the Multics project</text:p>
              </text:list-item>
              <text:list-item>
                <text:p>Left a lot of bored researchers at Bell Labs</text:p>
              </text:list-item>
              <text:list-item>
                <text:p>UNICS was created in the very late 1960's</text:p>
              </text:list-item>
              <text:list-item>
                <text:p>After lots of evolution, in 1990 there were two major UNIX variants:</text:p>
                <text:list>
                  <text:list-item>
                    <text:p>BSD (Current: <text:s/>FreeBSD, NetBSD, OpenBSD)</text:p>
                  </text:list-item>
                  <text:list-item>
                    <text:p>System V (Current: <text:s/>Solaris, HP-UX, AIX)</text:p>
                  </text:list-item>
                </text:list>
              </text:list-item>
              <text:list-item>
                <text:p>Linux combined features from both varieties, and has now evolved into it's own thing.</text:p>
              </text:list-item>
              <text:list-item>
                <text:p>UNIX Family Tree: <text:s/>http://www.levenez.com/unix/</text:p>
              </text:list-item>
            </text:list>
          </draw:text-box>
        </draw:frame>
        <presentation:notes draw:style-name="dp2">
          <draw:page-thumbnail draw:style-name="gr1" draw:layer="layout" svg:width="12.665cm" svg:height="9.5cm" svg:x="3.178cm" svg:y="1.904cm" draw:page-number="2" presentation:class="page"/>
          <draw:frame presentation:style-name="pr6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UNIX Philosopy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UNIX is essentially an IDE for C programmers.</text:p>
              </text:list-item>
              <text:list-item>
                <text:p>Everything is a file (although not true anymore)</text:p>
              </text:list-item>
              <text:list-item>
                <text:p>IPC (interprocess communication) is easy with pipes</text:p>
              </text:list-item>
              <text:list-item>
                <text:p>Use lots of little small processes, instead of big monolithic programs</text:p>
              </text:list-item>
              <text:list-item>
                <text:p>Easy to and cheap to spawn processes</text:p>
                <text:list>
                  <text:list-item>
                    <text:p>Thread support is bolted on-after thought</text:p>
                  </text:list-item>
                  <text:list-item>
                    <text:p>UNIX predated the idea of threads.</text:p>
                  </text:list-item>
                </text:list>
              </text:list-item>
              <text:list-item>
                <text:p>KISS – Keep is Simple Stupid</text:p>
              </text:list-item>
              <text:list-item>
                <text:p>Worse is Better</text:p>
              </text:list-item>
              <text:list-item>
                <text:p>People like to argue about what is true to UNIX philosophy and what is no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3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RHEL = Red Hat Enterprise Linux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Red Hat's core product</text:p>
              </text:list-item>
              <text:list-item>
                <text:p>First Version released in 2000</text:p>
              </text:list-item>
              <text:list-item>
                <text:p>Preceded by Red Hat Linux, first released in 1994</text:p>
              </text:list-item>
              <text:list-item>
                <text:p>Latest Version(s): <text:s/>7.1, 6.6, 5.10</text:p>
              </text:list-item>
              <text:list-item>
                <text:p>Long support cyc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4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Fedora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Upstream to RHEL</text:p>
              </text:list-item>
              <text:list-item>
                <text:p>Proving grounds for experimental RHEL features</text:p>
              </text:list-item>
              <text:list-item>
                <text:p>Bleeding-edge development</text:p>
              </text:list-item>
              <text:list-item>
                <text:p>6(ish) Month Release Cycles</text:p>
              </text:list-item>
              <text:list-item>
                <text:p>Extremely limited support for past releases</text:p>
              </text:list-item>
              <text:list-item>
                <text:p>Desktop O/S of choice for many consulta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5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CentOS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Originally, a repackaging of RHEL with Red Hat IP removed</text:p>
              </text:list-item>
              <text:list-item>
                <text:p>Part of Red Hat as of 2014</text:p>
              </text:list-item>
              <text:list-item>
                <text:p>Now it's a RHEL-similar distribution for workloads where:</text:p>
                <text:list>
                  <text:list-item>
                    <text:p>The rate of change in Fedora is too much</text:p>
                  </text:list-item>
                  <text:list-item>
                    <text:p>Support is not wanted</text:p>
                  </text:list-item>
                </text:list>
              </text:list-item>
              <text:list-item>
                <text:p>CentOS complements RHEL by putting our technology in more pl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6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Training Couses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RHCSA – Red Hat Certified System Administrator</text:p>
              </text:list-item>
              <text:list-item>
                <text:p>RHCE – Red Hat Certified Engineer</text:p>
                <text:list>
                  <text:list-item>
                    <text:p>Highly recommended!</text:p>
                  </text:list-item>
                </text:list>
              </text:list-item>
              <text:list-item>
                <text:p>EX413 – Server Hardening </text:p>
              </text:list-item>
              <text:list-item>
                <text:p>EX442 – Performance Tuning</text:p>
              </text:list-item>
              <text:list-item>
                <text:p>And mo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7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RHEL Ecosystem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RHEV – Red Hat Enterprise Virtualization</text:p>
                <text:list>
                  <text:list-item>
                    <text:p>Virtualization Platform built on RHEL and KVM</text:p>
                  </text:list-item>
                </text:list>
              </text:list-item>
              <text:list-item>
                <text:p>Satellite </text:p>
                <text:list>
                  <text:list-item>
                    <text:p>Configuration <text:s/>and Deployment Management, Repository Mirror</text:p>
                  </text:list-item>
                </text:list>
              </text:list-item>
              <text:list-item>
                <text:p>Identity Management &amp; Infrastructure </text:p>
                <text:list>
                  <text:list-item>
                    <text:p>AKA IPA or idM</text:p>
                  </text:list-item>
                  <text:list-item>
                    <text:p>Provides Authorization and Authentication services (think Active Directory)</text:p>
                  </text:list-item>
                </text:list>
              </text:list-item>
              <text:list-item>
                <text:p>Red Hat Directory Server (LDAP)</text:p>
              </text:list-item>
              <text:list-item>
                <text:p>MRG Messaging – Messaging Server</text:p>
              </text:list-item>
              <text:list-item>
                <text:p>Ceph and Gluster Distributed Storage Servers</text:p>
              </text:list-item>
              <text:list-item>
                <text:p>OpenStack – IaaS Platform </text:p>
              </text:list-item>
              <text:list-item>
                <text:p>And mo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8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Recommended References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<text:span text:style-name="T3">Man pages</text:span></text:p>
              </text:list-item>
              <text:list-item>
                <text:p>Running Linux, by Matt Welsh, et al.</text:p>
                <text:list>
                  <text:list-item>
                    <text:p>Easy Introduction</text:p>
                  </text:list-item>
                </text:list>
              </text:list-item>
              <text:list-item>
                <text:p>Essential System Administration, by AEleen Frisch, et al.</text:p>
              </text:list-item>
              <text:list-item>
                <text:p>UNIX and Linux System Administration Handbook by Evi Nemeth, et. al.</text:p>
              </text:list-item>
              <text:list-item>
                <text:p>The UNIX Programming Environment by Kernighan and Pike </text:p>
              </text:list-item>
              <text:list-item>
                <text:p>docs.fedoraproject.org &amp; docs.redhat.com</text:p>
              </text:list-item>
              <text:list-item>
                <text:p>tldp.org (Lots of outdated information, thoug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9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Practical Information</text:p>
          </draw:text-box>
        </draw:frame>
        <draw:frame presentation:style-name="pr8" draw:layer="layout" svg:width="24.483cm" svg:height="13.123cm" svg:x="0.423cm" svg:y="3.669cm" presentation:class="outline" presentation:user-transformed="true">
          <draw:text-box>
            <text:list text:style-name="L5">
              <text:list-item>
                <text:p>RHEL is a HUGE space </text:p>
              </text:list-item>
              <text:list-item>
                <text:p>This is a smattering of in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0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Installing and Running Software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RPM/YUM – Package Management</text:p>
              </text:list-item>
              <text:list-item>
                <text:p>subscription-manager – Manage Entitlements</text:p>
                <text:list>
                  <text:list-item>
                    <text:p>RHEL 6&gt;= only.</text:p>
                  </text:list-item>
                  <text:list-item>
                    <text:p>Provides access to various channels</text:p>
                  </text:list-item>
                </text:list>
              </text:list-item>
              <text:list-item>
                <text:p>systemd – init system (new as of 7)</text:p>
              </text:list-item>
              <text:list-item>
                <text:p>Service command (6&lt;=)</text:p>
              </text:list-item>
              <text:list-item>
                <text:p>JBoss &amp; other Middleware technologies are sometimes distributed as Zip archives in addition to RPM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1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RPM/YUM/DNF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RPM = Red Hat Package Manager</text:p>
              </text:list-item>
              <text:list-item>
                <text:p>YUM = Yellow Dog Update Manager</text:p>
              </text:list-item>
              <text:list-item>
                <text:p>DNF = DaNdiFied YUM </text:p>
              </text:list-item>
              <text:list-item>
                <text:p>RPM is the package format and package database. <text:s/>Provides an archive of the package, the db of locally installed files, and dependency checking </text:p>
              </text:list-item>
              <text:list-item>
                <text:p>YUM provides automatic package fetching, automatic dependency resolution, and other features</text:p>
              </text:list-item>
              <text:list-item>
                <text:p>DNF is an successor to YUM current in the latest Fedor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2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Running Software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RHEL &lt;= 6, uses traditional System V init system</text:p>
                <text:list>
                  <text:list-item>
                    <text:p>Each service has a shell script that controls starting/stopping, etc </text:p>
                  </text:list-item>
                </text:list>
              </text:list-item>
              <text:list-item>
                <text:p>RHEL 6 has some upstart components</text:p>
              </text:list-item>
              <text:list-item>
                <text:p>RHEL 7+ uses systemd</text:p>
                <text:list>
                  <text:list-item>
                    <text:p>Each service gets a ini file</text:p>
                  </text:list-item>
                  <text:list-item>
                    <text:p>Less scripting</text:p>
                  </text:list-item>
                </text:list>
              </text:list-item>
              <text:list-item>
                <text:p>CRON</text:p>
              </text:list-item>
              <text:list-item>
                <text:p>Screen (Your new best frien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3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Running Processes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ps(1) – gives process status </text:p>
              </text:list-item>
              <text:list-item>
                <text:p>top(1) – live updating process status</text:p>
              </text:list-item>
              <text:list-item>
                <text:p>strace(1) – show program's system calls and signals</text:p>
              </text:list-item>
              <text:list-item>
                <text:p>kill(1) - <text:s/>send signals to processes (not just SIGTERM)</text:p>
              </text:list-item>
              <text:list-item>
                <text:p>nice(1) – readjust the priority of a process</text:p>
              </text:list-item>
              <text:list-item>
                <text:p>netstat(8) – network information (including sockets process hold)</text:p>
              </text:list-item>
              <text:list-item>
                <text:p>lsof(8) – list open files</text:p>
              </text:list-item>
              <text:list-item>
                <text:p>fuser(1) – identify processes using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4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Users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Every user has a set of ids and other information associated with them.</text:p>
              </text:list-item>
              <text:list-item>
                <text:p>Use the id(1) command to see a user's main id numbers</text:p>
                <text:list>
                  <text:list-item>
                    <text:p>User ID (aka uid)</text:p>
                  </text:list-item>
                  <text:list-item>
                    <text:p>Primary Group ID (aka gids)</text:p>
                  </text:list-item>
                  <text:list-item>
                    <text:p>Secondary Group IDs</text:p>
                  </text:list-item>
                </text:list>
              </text:list-item>
              <text:list-item>
                <text:p>finger(1) can query the user database, also cat'ing /etc/passwd</text:p>
              </text:list-item>
              <text:list-item>
                <text:p>See passwd(5) 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5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Permissions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Traditional UNIX permissions AKA POSIX permissions</text:p>
                <text:p>$ ls -l testfile </text:p>
                <text:p>-rw-rw-r--. 1 chale chale 0 Jun <text:s/>2 10:03 testfile</text:p>
              </text:list-item>
              <text:list-item>
                <text:p>Three major levels of access control:</text:p>
                <text:list>
                  <text:list-item>
                    <text:p>User</text:p>
                  </text:list-item>
                  <text:list-item>
                    <text:p>Group</text:p>
                  </text:list-item>
                  <text:list-item>
                    <text:p>Everyone else</text:p>
                  </text:list-item>
                </text:list>
              </text:list-item>
              <text:list-item>
                <text:p>Three additional bits control special cases: <text:s/>Sticky bit, SetUID and Set GID</text:p>
              </text:list-item>
              <text:list-item>
                <text:p>RHEL also supports ACLs on some file systems.</text:p>
                <text:list>
                  <text:list-item>
                    <text:p>Few installations use them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6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SELinux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SELinux </text:p>
              </text:list-item>
              <text:list-item>
                <text:p>Fine grained access controls for Linux</text:p>
              </text:list-item>
              <text:list-item>
                <text:p>Code from NSA, now integrated into RHEL and Linux</text:p>
              </text:list-item>
              <text:list-item>
                <text:p>Our default configuration is very restrictive</text:p>
                <text:list>
                  <text:list-item>
                    <text:p><text:span text:style-name="T3">IT WILL GET IN YOUR WAY!</text:span></text:p>
                  </text:list-item>
                </text:list>
              </text:list-item>
              <text:list-item>
                <text:p>Some clients prefer to turn it off</text:p>
              </text:list-item>
              <text:list-item>
                <text:p>Better is to troublesho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7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ulimits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Each user is assigned a set of limits, so that a single user cannot unduly impact the system</text:p>
              </text:list-item>
              <text:list-item>
                <text:p>ulimit -a will show current templates</text:p>
              </text:list-item>
              <text:list-item>
                <text:p>Very common problem with JBoss and other large applications is for the max open files to be too small</text:p>
              </text:list-item>
              <text:list-item>
                <text:p>limits.conf(5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8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Networking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ip(8) can query all kinds of network information (successor to ifconfig, etc)</text:p>
                <text:list>
                  <text:list-item>
                    <text:p>ip a show # show all NICs</text:p>
                  </text:list-item>
                  <text:list-item>
                    <text:p>Ip r show # show current routing table</text:p>
                  </text:list-item>
                </text:list>
              </text:list-item>
              <text:list-item>
                <text:p>netstat(8)</text:p>
              </text:list-item>
              <text:list-item>
                <text:p>tcpdump(8) can be used to capture traffic</text:p>
                <text:list>
                  <text:list-item>
                    <text:p>Output can be fed into Wireshar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19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Firewalls<text:tab/>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<text:span text:style-name="T4">iptables is the Linux Kernel Firewall implementation</text:span></text:p>
              </text:list-item>
              <text:list-item>
                <text:p><text:span text:style-name="T4">iptables -L # lists all current firewall rules</text:span></text:p>
              </text:list-item>
              <text:list-item>
                <text:p><text:span text:style-name="T4">In RHEL 7, firewalld was added as a wrapper</text:span></text:p>
                <text:list>
                  <text:list-item>
                    <text:p><text:span text:style-name="T4">firewall-cmd –list-all-zon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20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>
          <draw:text-box>
            <text:p>Miscellany</text:p>
          </draw:text-box>
        </draw:frame>
        <draw:frame presentation:style-name="pr8" draw:layer="layout" svg:width="24.483cm" svg:height="13.123cm" svg:x="0.423cm" svg:y="3.669cm" presentation:class="outline">
          <draw:text-box>
            <text:list text:style-name="L5">
              <text:list-item>
                <text:p>SSH Keys</text:p>
              </text:list-item>
              <text:list-item>
                <text:p>X11</text:p>
                <text:list>
                  <text:list-item>
                    <text:p>ssh -X &lt;host&gt; will allow you to export the display of remote applications to your host</text:p>
                  </text:list-item>
                </text:list>
              </text:list-item>
              <text:list-item>
                <text:p>rd.break (how to get control of any RHEL syste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21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 presentation:user-transformed="true">
          <draw:text-box>
            <text:p><text:s/></text:p>
          </draw:text-box>
        </draw:frame>
        <draw:frame presentation:style-name="pr8" draw:text-style-name="P13" draw:layer="layout" svg:width="24.483cm" svg:height="13.123cm" svg:x="0.423cm" svg:y="3.669cm" presentation:class="outline">
          <draw:text-box>
            <text:list text:style-name="L5">
              <text:list-header>
                <text:p text:style-name="P12"><text:span text:style-name="T5">QUESTIONS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22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_5f_" presentation:presentation-page-layout-name="AL2T1" presentation:use-date-time-name="dtd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name="Footer Placeholder 2" draw:style-name="gr3" draw:text-style-name="P8" draw:layer="layout" svg:width="8.044cm" svg:height="1.014cm" svg:x="8.678cm" svg:y="17.657cm">
          <text:list text:style-name="L3">
            <text:list-header>
              <text:p text:style-name="P7"><text:span text:style-name="T1">Red Hat Consul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4" draw:text-style-name="P10" draw:layer="layout" svg:width="2.84cm" svg:height="1.014cm" svg:x="21.29cm" svg:y="17.657cm">
          <text:list text:style-name="L3">
            <text:list-header>
              <text:p text:style-name="P9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layer="layout" svg:width="20.886cm" svg:height="3.22cm" svg:x="-0.001cm" svg:y="-0.001cm" presentation:class="title" presentation:placeholder="true">
          <draw:text-box/>
        </draw:frame>
        <draw:frame presentation:style-name="pr8" draw:layer="layout" svg:width="24.483cm" svg:height="13.123cm" svg:x="0.423cm" svg:y="3.66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665cm" svg:height="9.5cm" svg:x="3.178cm" svg:y="1.904cm" draw:page-number="23" presentation:class="page"/>
          <draw:frame presentation:style-name="pr9" draw:text-style-name="P11" draw:layer="layout" svg:width="15.214cm" svg:height="11.405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Unicode MS1" svg:font-family="'Arial Unicode MS'" style:font-pitch="variable"/>
    <style:font-face style:name="Calibri1" svg:font-family="Calibri" style:font-pitch="variable"/>
    <style:font-face style:name="DejaVu LGC Sans" svg:font-family="'DejaVu LGC Sans'" style:font-pitch="variable"/>
    <style:font-face style:name="Liberation Sans1" svg:font-family="'Liberation Sans'" style:font-pitch="variable"/>
    <style:font-face style:name="Liberation Sans Bold1" svg:font-family="'Liberation Sans Bold'" style:font-pitch="variable"/>
    <style:font-face style:name="Tahoma1" svg:font-family="Tahoma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 Bold" svg:font-family="'Liberation Sans Bold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 Bold2" svg:font-family="'Liberation Sans Bold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DC00000465E88143F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25cm">
        <text:list-style style:name="Default-outline1">
          <text:list-level-style-bullet text:level="1" text:bullet-char="•">
            <style:list-level-properties text:space-before="0.03cm" text:min-label-width="0.627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17cm" text:min-label-width="0.62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8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3.175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4.445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715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12cm"/>
          <style:tab-stop style:position="1.882cm"/>
          <style:tab-stop style:position="3.152cm"/>
          <style:tab-stop style:position="4.422cm"/>
          <style:tab-stop style:position="5.692cm"/>
          <style:tab-stop style:position="6.962cm"/>
          <style:tab-stop style:position="8.232cm"/>
          <style:tab-stop style:position="9.502cm"/>
          <style:tab-stop style:position="10.772cm"/>
          <style:tab-stop style:position="12.042cm"/>
          <style:tab-stop style:position="13.312cm"/>
          <style:tab-stop style:position="14.582cm"/>
          <style:tab-stop style:position="15.852cm"/>
          <style:tab-stop style:position="17.122cm"/>
          <style:tab-stop style:position="18.392cm"/>
          <style:tab-stop style:position="19.662cm"/>
          <style:tab-stop style:position="20.932cm"/>
          <style:tab-stop style:position="22.202cm"/>
          <style:tab-stop style:position="23.472cm"/>
          <style:tab-stop style:position="24.742cm"/>
        </style:tab-stops>
      </style:paragraph-properties>
      <style:text-properties fo:color="#404040" style:text-outline="false" style:text-line-through-style="none" style:text-line-through-type="none" style:text-position="0% 100%" style:font-name="Liberation Sans1" fo:font-family="'Liberation San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026cm"/>
          <style:tab-stop style:position="1.296cm"/>
          <style:tab-stop style:position="2.566cm"/>
          <style:tab-stop style:position="3.836cm"/>
          <style:tab-stop style:position="5.106cm"/>
          <style:tab-stop style:position="6.376cm"/>
          <style:tab-stop style:position="7.646cm"/>
          <style:tab-stop style:position="8.916cm"/>
          <style:tab-stop style:position="10.186cm"/>
          <style:tab-stop style:position="11.456cm"/>
          <style:tab-stop style:position="12.726cm"/>
          <style:tab-stop style:position="13.996cm"/>
          <style:tab-stop style:position="15.266cm"/>
          <style:tab-stop style:position="16.536cm"/>
          <style:tab-stop style:position="17.806cm"/>
          <style:tab-stop style:position="19.076cm"/>
          <style:tab-stop style:position="20.346cm"/>
          <style:tab-stop style:position="21.616cm"/>
          <style:tab-stop style:position="22.886cm"/>
          <style:tab-stop style:position="24.1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43cm"/>
          <style:tab-stop style:position="1.913cm"/>
          <style:tab-stop style:position="3.183cm"/>
          <style:tab-stop style:position="4.453cm"/>
          <style:tab-stop style:position="5.723cm"/>
          <style:tab-stop style:position="6.993cm"/>
          <style:tab-stop style:position="8.263cm"/>
          <style:tab-stop style:position="9.533cm"/>
          <style:tab-stop style:position="10.803cm"/>
          <style:tab-stop style:position="12.073cm"/>
          <style:tab-stop style:position="13.343cm"/>
          <style:tab-stop style:position="14.613cm"/>
          <style:tab-stop style:position="15.883cm"/>
          <style:tab-stop style:position="17.153cm"/>
          <style:tab-stop style:position="18.423cm"/>
          <style:tab-stop style:position="19.693cm"/>
          <style:tab-stop style:position="20.963cm"/>
          <style:tab-stop style:position="22.233cm"/>
          <style:tab-stop style:position="23.503cm"/>
          <style:tab-stop style:position="24.773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8pt" fo:font-style="normal" fo:text-shadow="none" style:text-underline-style="none" fo:font-weight="normal" style:font-name-asian="ＭＳ Ｐゴシック2" style:font-family-asian="'ＭＳ Ｐゴシック'" style:font-pitch-asian="variable" style:font-size-asian="18pt" style:font-style-asian="normal" style:font-weight-asian="normal" style:font-name-complex="ＭＳ Ｐゴシック2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26cm"/>
          <style:tab-stop style:position="1.896cm"/>
          <style:tab-stop style:position="3.166cm"/>
          <style:tab-stop style:position="4.436cm"/>
          <style:tab-stop style:position="5.706cm"/>
          <style:tab-stop style:position="6.976cm"/>
          <style:tab-stop style:position="8.246cm"/>
          <style:tab-stop style:position="9.516cm"/>
          <style:tab-stop style:position="10.786cm"/>
          <style:tab-stop style:position="12.056cm"/>
          <style:tab-stop style:position="13.326cm"/>
          <style:tab-stop style:position="14.596cm"/>
          <style:tab-stop style:position="15.866cm"/>
          <style:tab-stop style:position="17.136cm"/>
          <style:tab-stop style:position="18.406cm"/>
          <style:tab-stop style:position="19.676cm"/>
          <style:tab-stop style:position="20.946cm"/>
          <style:tab-stop style:position="22.216cm"/>
          <style:tab-stop style:position="23.486cm"/>
          <style:tab-stop style:position="24.756cm"/>
        </style:tab-stops>
      </style:paragraph-properties>
      <style:text-properties fo:color="#404040" style:text-line-through-style="none" style:text-line-through-type="none" style:text-position="0% 100%" style:font-name="Liberation Sans1" fo:font-family="'Liberation Sans'" style:font-pitch="variable" fo:font-size="14pt" fo:font-style="normal" fo:text-shadow="none" style:text-underline-style="none" fo:font-weight="normal" style:font-name-asian="ＭＳ Ｐゴシック2" style:font-family-asian="'ＭＳ Ｐゴシック'" style:font-pitch-asian="variable" style:font-size-asian="14pt" style:font-style-asian="normal" style:font-weight-asian="normal" style:font-name-complex="ＭＳ Ｐゴシック2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1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8cm"/>
            <style:text-properties style:font-name="Arial2" fo:color="#000000" fo:font-size="100%"/>
          </text:list-level-style-bullet>
        </text:list-style>
      </style:graphic-properties>
      <style:paragraph-properties fo:margin-left="0.03cm" fo:margin-right="0cm" fo:margin-top="0.28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39cm"/>
          <style:tab-stop style:position="2.509cm"/>
          <style:tab-stop style:position="3.779cm"/>
          <style:tab-stop style:position="5.049cm"/>
          <style:tab-stop style:position="6.319cm"/>
          <style:tab-stop style:position="7.589cm"/>
          <style:tab-stop style:position="8.859cm"/>
          <style:tab-stop style:position="10.129cm"/>
          <style:tab-stop style:position="11.399cm"/>
          <style:tab-stop style:position="12.669cm"/>
          <style:tab-stop style:position="13.939cm"/>
          <style:tab-stop style:position="15.209cm"/>
          <style:tab-stop style:position="16.479cm"/>
          <style:tab-stop style:position="17.749cm"/>
          <style:tab-stop style:position="19.019cm"/>
          <style:tab-stop style:position="20.289cm"/>
          <style:tab-stop style:position="21.559cm"/>
          <style:tab-stop style:position="22.829cm"/>
          <style:tab-stop style:position="24.099cm"/>
          <style:tab-stop style:position="25.369cm"/>
        </style:tab-stops>
      </style:paragraph-properties>
      <style:text-properties fo:color="#404040" style:text-outline="false" style:text-line-through-style="none" style:text-line-through-type="none" style:text-position="0% 100%" style:font-name="Liberation Sans1" fo:font-family="'Liberation San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Liberation Sans Bold1" fo:font-family="'Liberation Sans Bold'" style:font-pitch="variable" fo:font-size="23.7999992370605pt" fo:font-style="normal" fo:text-shadow="none" style:text-underline-style="none" fo:font-weight="bold" style:font-name-asian="ＭＳ Ｐゴシック2" style:font-family-asian="'ＭＳ Ｐゴシック'" style:font-pitch-asian="variable" style:font-size-asian="24pt" style:font-style-asian="normal" style:font-weight-asian="bold" style:font-name-complex="ＭＳ Ｐゴシック2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RH_25_20Internal_25_20Preso_25_20-background" style:display-name="RH%20Internal%20Preso%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RH_25_20Internal_25_20Preso_25_20-backgroundobjects" style:display-name="RH%20Internal%20Preso%20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RH_25_20Internal_25_20Preso_25_20-notes" style:display-name="RH%20Internal%20Preso%20-notes" style:family="presentation">
      <style:graphic-properties draw:stroke="none" draw:fill="none">
        <text:list-style style:name="RH_25_20Internal_25_20Preso_25_20-notes" style:display-name="RH%20Internal%20Preso%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outline1" style:display-name="RH%20Internal%20Preso%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RH_25_20Internal_25_20Preso_25_20-outline1" style:display-name="RH%20Internal%20Preso%20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outline2" style:display-name="RH%20Internal%20Preso%20-outline2" style:family="presentation" style:parent-style-name="RH_25_20Internal_25_20Preso_25_20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RH_25_20Internal_25_20Preso_25_20-outline3" style:display-name="RH%20Internal%20Preso%20-outline3" style:family="presentation" style:parent-style-name="RH_25_20Internal_25_20Preso_25_20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RH_25_20Internal_25_20Preso_25_20-outline4" style:display-name="RH%20Internal%20Preso%20-outline4" style:family="presentation" style:parent-style-name="RH_25_20Internal_25_20Preso_25_20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5" style:display-name="RH%20Internal%20Preso%20-outline5" style:family="presentation" style:parent-style-name="RH_25_20Internal_25_20Preso_25_20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6" style:display-name="RH%20Internal%20Preso%20-outline6" style:family="presentation" style:parent-style-name="RH_25_20Internal_25_20Preso_25_20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7" style:display-name="RH%20Internal%20Preso%20-outline7" style:family="presentation" style:parent-style-name="RH_25_20Internal_25_20Preso_25_20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8" style:display-name="RH%20Internal%20Preso%20-outline8" style:family="presentation" style:parent-style-name="RH_25_20Internal_25_20Preso_25_20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outline9" style:display-name="RH%20Internal%20Preso%20-outline9" style:family="presentation" style:parent-style-name="RH_25_20Internal_25_20Preso_25_20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RH_25_20Internal_25_20Preso_25_20-subtitle" style:display-name="RH%20Internal%20Preso%20-subtitle" style:family="presentation">
      <style:graphic-properties draw:stroke="none" draw:fill="none" draw:fill-image-width="0cm" draw:fill-image-height="0cm" draw:textarea-horizontal-align="left" draw:textarea-vertical-align="top">
        <text:list-style style:name="RH_25_20Internal_25_20Preso_25_20-subtitle" style:display-name="RH%20Internal%20Preso%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H_25_20Internal_25_20Preso_25_20-title" style:display-name="RH%20Internal%20Preso%20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RH_25_20Internal_25_20Preso_25_20-title" style:display-name="RH%20Internal%20Preso%2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horizontal-align="left" draw:textarea-vertical-align="top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horizontal-align="left" draw:textarea-vertical-align="top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_5f_-outline1" style:display-name="Title2_-outline1">
          <text:list-level-style-bullet text:level="1" text:bullet-char="•">
            <style:list-level-properties text:space-before="0.008cm" text:min-label-width="0.635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0.639cm" text:min-label-width="0.63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04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cm"/>
          <style:tab-stop style:position="3.166cm"/>
          <style:tab-stop style:position="4.431cm"/>
          <style:tab-stop style:position="5.697cm"/>
          <style:tab-stop style:position="6.962cm"/>
          <style:tab-stop style:position="8.228cm"/>
          <style:tab-stop style:position="9.494cm"/>
          <style:tab-stop style:position="10.759cm"/>
          <style:tab-stop style:position="12.025cm"/>
          <style:tab-stop style:position="13.29cm"/>
          <style:tab-stop style:position="14.556cm"/>
          <style:tab-stop style:position="15.822cm"/>
          <style:tab-stop style:position="17.087cm"/>
          <style:tab-stop style:position="18.353cm"/>
          <style:tab-stop style:position="19.618cm"/>
          <style:tab-stop style:position="20.884cm"/>
          <style:tab-stop style:position="22.15cm"/>
          <style:tab-stop style:position="23.415cm"/>
          <style:tab-stop style:position="24.681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05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.621cm"/>
          <style:tab-stop style:position="1.887cm"/>
          <style:tab-stop style:position="3.152cm"/>
          <style:tab-stop style:position="4.418cm"/>
          <style:tab-stop style:position="5.684cm"/>
          <style:tab-stop style:position="6.949cm"/>
          <style:tab-stop style:position="8.215cm"/>
          <style:tab-stop style:position="9.48cm"/>
          <style:tab-stop style:position="10.746cm"/>
          <style:tab-stop style:position="12.012cm"/>
          <style:tab-stop style:position="13.277cm"/>
          <style:tab-stop style:position="14.543cm"/>
          <style:tab-stop style:position="15.808cm"/>
          <style:tab-stop style:position="17.074cm"/>
          <style:tab-stop style:position="18.34cm"/>
          <style:tab-stop style:position="19.605cm"/>
          <style:tab-stop style:position="20.871cm"/>
          <style:tab-stop style:position="22.136cm"/>
          <style:tab-stop style:position="23.402cm"/>
          <style:tab-stop style:position="24.667cm"/>
        </style:tab-stops>
      </style:paragraph-properties>
      <style:text-properties fo:color="#000000" style:text-line-through-style="none" style:text-line-through-type="none" style:text-position="0% 100%" style:font-name="Liberation Sans2" fo:font-family="'Liberation Sans'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6pt" style:font-style-asian="normal" style:font-weight-asian="normal" style:font-name-complex="ＭＳ Ｐゴシック1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horizontal-align="left" draw:textarea-vertical-align="top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9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261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Arial2" fo:color="#000000" fo:font-size="100%"/>
          </text:list-level-style-bullet>
        </text:list-style>
      </style:graphic-properties>
      <style:paragraph-properties fo:margin-left="0.008cm" fo:margin-right="0cm" fo:margin-top="0.105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56cm"/>
          <style:tab-stop style:position="2.522cm"/>
          <style:tab-stop style:position="3.787cm"/>
          <style:tab-stop style:position="5.053cm"/>
          <style:tab-stop style:position="6.319cm"/>
          <style:tab-stop style:position="7.584cm"/>
          <style:tab-stop style:position="8.85cm"/>
          <style:tab-stop style:position="10.115cm"/>
          <style:tab-stop style:position="11.381cm"/>
          <style:tab-stop style:position="12.647cm"/>
          <style:tab-stop style:position="13.912cm"/>
          <style:tab-stop style:position="15.178cm"/>
          <style:tab-stop style:position="16.443cm"/>
          <style:tab-stop style:position="17.709cm"/>
          <style:tab-stop style:position="18.975cm"/>
          <style:tab-stop style:position="20.24cm"/>
          <style:tab-stop style:position="21.506cm"/>
          <style:tab-stop style:position="22.771cm"/>
          <style:tab-stop style:position="24.037cm"/>
          <style:tab-stop style:position="25.302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middle" fo:padding-top="0.127cm" fo:padding-bottom="0.127cm" fo:padding-left="1.27cm" fo:padding-right="1.27cm">
        <text:list-style style:name="Title2_5f_-title" style:display-name="Title2_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65cm"/>
          <style:tab-stop style:position="2.531cm"/>
          <style:tab-stop style:position="3.796cm"/>
          <style:tab-stop style:position="5.062cm"/>
          <style:tab-stop style:position="6.327cm"/>
          <style:tab-stop style:position="7.593cm"/>
          <style:tab-stop style:position="8.859cm"/>
          <style:tab-stop style:position="10.124cm"/>
          <style:tab-stop style:position="11.39cm"/>
          <style:tab-stop style:position="12.655cm"/>
          <style:tab-stop style:position="13.921cm"/>
          <style:tab-stop style:position="15.187cm"/>
          <style:tab-stop style:position="16.452cm"/>
          <style:tab-stop style:position="17.718cm"/>
          <style:tab-stop style:position="18.983cm"/>
          <style:tab-stop style:position="20.249cm"/>
          <style:tab-stop style:position="21.515cm"/>
          <style:tab-stop style:position="22.78cm"/>
          <style:tab-stop style:position="24.046cm"/>
          <style:tab-stop style:position="25.311cm"/>
        </style:tab-stops>
      </style:paragraph-properties>
      <style:text-properties fo:color="#ffffff" style:text-outline="false" style:text-line-through-style="none" style:text-line-through-type="none" style:text-position="0% 100%" style:font-name="Liberation Sans Bold2" fo:font-family="'Liberation Sans Bold'" style:font-family-generic="swiss" style:font-pitch="variable" fo:font-size="28pt" fo:font-style="normal" fo:text-shadow="none" style:text-underline-style="none" fo:font-weight="bold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bold" style:font-name-complex="ＭＳ Ｐゴシック1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9" style:family="graphic" style:parent-style-name="standard">
      <style:graphic-properties draw:stroke="non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Mgr10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433cm" fo:min-width="24.9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1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959cm" fo:min-width="24.9cm" fo:padding-top="0.13cm" fo:padding-bottom="0.13cm" fo:padding-left="0.25cm" fo:padding-right="0.25cm" fo:wrap-option="wrap" draw:shadow="visible" draw:shadow-offset-x="0.075cm" draw:shadow-offset-y="0.075cm" draw:shadow-color="#000000" draw:shadow-opacity="40%"/>
    </style:style>
    <style:style style:name="M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5.138cm" fo:min-width="18.548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9cm" fo:min-width="7.755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19cm" fo:min-width="7.737cm" fo:padding-top="0.13cm" fo:padding-bottom="0.13cm" fo:padding-left="0.25cm" fo:padding-right="0.25cm" fo:wrap-option="no-wrap" draw:shadow-offset-x="0.075cm" draw:shadow-offset-y="0.075cm" draw:shadow-color="#00000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8cm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3cm" fo:padding-bottom="0.13cm" fo:padding-left="0.25cm" fo:padding-right="0.25cm" fo:wrap-option="wrap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86cm" fo:min-width="0cm" fo:padding-top="0.13cm" fo:padding-bottom="0.13cm" fo:padding-left="0.25cm" fo:padding-right="0.25cm" fo:wrap-option="wrap"/>
    </style:style>
    <style:style style:name="Mpr6" style:family="presentation" style:parent-style-name="RH_25_20Internal_25_20Preso_25_20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RH_25_20Internal_25_20Preso_25_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8" style:family="presentation" style:parent-style-name="Title2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0" style:family="presentation" style:parent-style-name="Title9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r12" style:family="presentation" style:parent-style-name="Title2_5f_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2_5f_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offset-x="0.075cm" draw:shadow-offset-y="0.075cm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indent="0cm" style:punctuation-wrap="hanging" style:line-break="strict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93%" fo:text-align="center" fo:text-indent="0cm" style:punctuation-wrap="hanging" style:line-break="strict" style:writing-mode="lr-tb"/>
    </style:style>
    <style:style style:name="MP16" style:family="paragraph">
      <style:paragraph-properties fo:margin-left="0cm" fo:margin-right="0cm" fo:line-height="93%" fo:text-indent="0cm" style:punctuation-wrap="hanging" style:line-break="strict"/>
      <style:text-properties fo:font-size="24pt"/>
    </style:style>
    <style:style style:name="MP17" style:family="paragraph"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MT5" style:family="text">
      <style:text-properties fo:color="#898989" fo:font-size="12pt" fo:language="en" fo:country="US" style:font-name-asian="DejaVu LGC Sans" style:font-size-asian="12pt" style:font-name-complex="DejaVu LGC Sans" style:font-size-complex="12pt"/>
    </style:style>
    <style:style style:name="MT6" style:family="text">
      <style:text-properties fo:color="#000000" style:font-name="Calibri2" fo:font-size="12pt" fo:language="en" fo:country="GB" style:font-size-asian="12pt" style:font-size-complex="12pt"/>
    </style:style>
    <style:style style:name="MT7" style:family="text">
      <style:text-properties fo:color="#898989" style:font-name="Liberation Sans2" fo:font-size="12pt" fo:language="en" fo:country="US" style:font-name-asian="Liberation Sans2" style:font-size-asian="12pt" style:font-name-complex="Liberation Sans2" style:font-size-complex="12pt"/>
    </style:style>
    <style:style style:name="MT8" style:family="text">
      <style:text-properties fo:color="#ffffff" style:font-name="Liberation Sans2" fo:font-size="18pt" fo:language="en" fo:country="US" fo:font-weight="bold" style:font-size-asian="18pt" style:font-weight-asian="bold" style:font-size-complex="18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847cm" svg:height="12.573cm" svg:x="1.269cm" svg:y="4.185cm" presentation:class="outline" presentation:placeholder="true">
        <draw:text-box/>
      </draw:frame>
      <draw:frame presentation:style-name="Default-title" draw:layer="backgroundobjects" svg:width="17.798cm" svg:height="3.176cm" svg:x="7.602cm" svg:y="-0.001cm" presentation:class="title" presentation:placeholder="true">
        <draw:text-box/>
      </draw:frame>
      <draw:frame presentation:style-name="Mpr1" draw:layer="backgroundobjects" svg:width="3.048cm" svg:height="1.016cm" svg:x="0.254cm" svg:y="17.78cm" presentation:class="date-time">
        <draw:text-box>
          <text:list text:style-name="ML2">
            <text:list-header>
              <text:p><text:span text:style-name="MT2">7/24/11</text:span></text:p>
            </text:list-header>
          </text:list>
        </draw:text-box>
      </draw:frame>
      <draw:frame presentation:style-name="Mpr2" draw:layer="backgroundobjects" svg:width="2.84cm" svg:height="1.277cm" svg:x="20.782cm" svg:y="17.265cm" presentation:class="page-number">
        <draw:text-box>
          <text:p><text:page-number>&lt;number&gt;</text:page-number></text:p>
        </draw:text-box>
      </draw:frame>
      <draw:frame presentation:style-name="Mpr3" draw:layer="backgroundobjects" svg:width="15.24cm" svg:height="0.769cm" svg:x="3.81cm" svg:y="17.773cm" presentation:class="footer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" draw:text-style-name="MP4" draw:layer="backgroundobjects" svg:width="8.253cm" svg:height="1.27cm" svg:x="0cm" svg:y="0cm" presentation:class="header">
          <draw:text-box>
            <text:p/>
          </draw:text-box>
        </draw:frame>
        <draw:frame presentation:style-name="Mpr4" draw:text-style-name="MP6" draw:layer="backgroundobjects" svg:width="8.253cm" svg:height="1.27cm" svg:x="10.792cm" svg:y="0cm" presentation:class="date-time">
          <draw:text-box>
            <text:list text:style-name="ML3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48cm" svg:height="9.522cm" svg:x="3.199cm" svg:y="1.906cm" presentation:class="page"/>
        <draw:frame presentation:style-name="Default-notes" draw:layer="backgroundobjects" svg:width="15.241cm" svg:height="11.429cm" svg:x="1.903cm" svg:y="12.063cm" presentation:class="notes" presentation:placeholder="true">
          <draw:text-box/>
        </draw:frame>
        <draw:frame presentation:style-name="Mpr5" draw:text-style-name="MP4" draw:layer="backgroundobjects" svg:width="8.253cm" svg:height="1.271cm" svg:x="0cm" svg:y="24.123cm" presentation:class="footer">
          <draw:text-box>
            <text:p/>
          </draw:text-box>
        </draw:frame>
        <draw:frame presentation:style-name="Mpr5" draw:text-style-name="MP6" draw:layer="backgroundobjects" svg:width="8.253cm" svg:height="1.271cm" svg:x="10.792cm" svg:y="24.123cm" presentation:class="page-number">
          <draw:text-box>
            <text:list text:style-name="ML3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RH_25_20Internal_25_20Preso_25_20" style:display-name="RH%20Internal%20Preso%20" style:page-layout-name="PM1" draw:style-name="Mdp2"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RH_25_20Internal_25_20Preso_25_20-title" draw:layer="backgroundobjects" svg:width="25.4cm" svg:height="2.752cm" svg:x="0cm" svg:y="7.09cm" presentation:class="title" presentation:placeholder="true">
        <draw:text-box/>
      </draw:frame>
      <draw:frame presentation:style-name="RH_25_20Internal_25_20Preso_25_20-outline1" draw:layer="backgroundobjects" svg:width="17.11cm" svg:height="6.457cm" svg:x="0.847cm" svg:y="10.3cm" presentation:class="outline" presentation:placeholder="true">
        <draw:text-box/>
      </draw:frame>
      <draw:frame presentation:style-name="Mpr6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13">07/13/15</text:date></text:span></text:p>
            </text:list-header>
          </text:list>
        </draw:text-box>
      </draw:frame>
      <draw:frame presentation:style-name="Mpr6" draw:text-style-name="MP12" draw:layer="backgroundobjects" svg:width="8.044cm" svg:height="1.015cm" svg:x="8.678cm" svg:y="17.657cm" presentation:class="footer">
        <draw:text-box>
          <text:p/>
        </draw:text-box>
      </draw:frame>
      <draw:frame presentation:style-name="Mpr6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RH_25_20Internal_25_20Preso_25_20-title" draw:layer="backgroundobjects" svg:width="12.665cm" svg:height="9.5cm" svg:x="3.178cm" svg:y="1.904cm" presentation:class="page"/>
        <draw:frame presentation:style-name="RH_25_20Internal_25_20Preso_25_20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9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-title" draw:layer="backgroundobjects" svg:width="20.886cm" svg:height="3.22cm" svg:x="-0.001cm" svg:y="-0.001cm" presentation:class="title" presentation:placeholder="true">
        <draw:text-box/>
      </draw:frame>
      <draw:frame presentation:style-name="Title2-outline1" draw:layer="backgroundobjects" svg:width="24.483cm" svg:height="13.123cm" svg:x="0.423cm" svg:y="3.669cm" presentation:class="outline" presentation:placeholder="true">
        <draw:text-box/>
      </draw:frame>
      <draw:frame presentation:style-name="Mpr8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13">07/13/15</text:date></text:span></text:p>
            </text:list-header>
          </text:list>
        </draw:text-box>
      </draw:frame>
      <draw:frame presentation:style-name="Mpr8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8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65cm" svg:height="9.5cm" svg:x="3.178cm" svg:y="1.904cm" presentation:class="page"/>
        <draw:frame presentation:style-name="Title2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2">
      <office:forms form:automatic-focus="false" form:apply-design-mode="false"/>
      <draw:custom-shape draw:name="Rectangle 9" draw:style-name="Mgr4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4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7" draw:layer="backgroundobjects" svg:width="5.726cm" svg:height="1.023cm" svg:x="0.259cm" svg:y="17.78cm">
        <text:list text:style-name="ML1">
          <text:list-header>
            <text:p text:style-name="MP8"><text:span text:style-name="MT8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9-title" draw:layer="backgroundobjects" svg:width="20.743cm" svg:height="1.694cm" svg:x="-0.001cm" svg:y="-0.001cm" presentation:class="title" presentation:placeholder="true">
        <draw:text-box/>
      </draw:frame>
      <draw:frame presentation:style-name="Title9-outline1" draw:layer="backgroundobjects" svg:width="23.248cm" svg:height="14.393cm" svg:x="1.27cm" svg:y="2.293cm" presentation:class="outline" presentation:placeholder="true">
        <draw:text-box/>
      </draw:frame>
      <draw:frame presentation:style-name="Mpr10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13">07/13/15</text:date></text:span></text:p>
            </text:list-header>
          </text:list>
        </draw:text-box>
      </draw:frame>
      <draw:frame presentation:style-name="Mpr10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0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7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8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8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9-title" draw:layer="backgroundobjects" svg:width="12.665cm" svg:height="9.5cm" svg:x="3.178cm" svg:y="1.904cm" presentation:class="page"/>
        <draw:frame presentation:style-name="Title9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8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office:forms form:automatic-focus="false" form:apply-design-mode="false"/>
      <draw:custom-shape draw:name="Rectangle 9" draw:style-name="Mgr10" draw:text-style-name="MP7" draw:layer="backgroundobjects" svg:width="25.4cm" svg:height="1.693cm" svg:x="0cm" svg:y="0cm">
        <text:p/>
        <draw:enhanced-geometry svg:viewBox="0 0 21600 21600" draw:type="rectangle" draw:enhanced-path="M 0 0 L 21600 0 21600 21600 0 21600 0 0 Z N"/>
      </draw:custom-shape>
      <draw:custom-shape draw:name="Rectangle 2" draw:style-name="Mgr10" draw:text-style-name="MP7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custom-shape draw:name="TextBox 6" draw:style-name="Mgr5" draw:text-style-name="MP17" draw:layer="backgroundobjects" svg:width="5.726cm" svg:height="1.023cm" svg:x="0.259cm" svg:y="17.78cm">
        <text:list text:style-name="ML1">
          <text:list-header>
            <text:p text:style-name="MP16"><text:span text:style-name="MT4">Internal Use Only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0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custom-shape draw:name="Rectangle 11" draw:style-name="Mgr11" draw:text-style-name="MP7" draw:layer="backgroundobjects" svg:width="25.4cm" svg:height="3.219cm" svg:x="0cm" svg:y="0cm">
        <text:p/>
        <draw:enhanced-geometry svg:viewBox="0 0 21600 21600" draw:type="rectangle" draw:enhanced-path="M 0 0 L 21600 0 21600 21600 0 21600 0 0 Z N"/>
      </draw:custom-shape>
      <draw:frame draw:name="Picture 12" draw:style-name="Mgr6" draw:text-style-name="MP9" draw:layer="backgroundobjects" svg:width="3.74cm" svg:height="1.266cm" svg:x="21.237cm" svg:y="0.216cm">
        <draw:image xlink:href="Pictures/10000000000001B8000000957FBADA8F.png" xlink:type="simple" xlink:show="embed" xlink:actuate="onLoad">
          <text:p/>
        </draw:image>
      </draw:frame>
      <draw:frame presentation:style-name="Title2_5f_-title" draw:layer="backgroundobjects" svg:width="20.886cm" svg:height="3.22cm" svg:x="-0.001cm" svg:y="-0.001cm" presentation:class="title" presentation:placeholder="true">
        <draw:text-box/>
      </draw:frame>
      <draw:frame presentation:style-name="Title2_5f_-outline1" draw:layer="backgroundobjects" svg:width="24.483cm" svg:height="13.123cm" svg:x="0.423cm" svg:y="3.669cm" presentation:class="outline" presentation:placeholder="true">
        <draw:text-box/>
      </draw:frame>
      <draw:frame presentation:style-name="Mpr12" draw:text-style-name="MP11" draw:layer="backgroundobjects" svg:width="2.857cm" svg:height="1.015cm" svg:x="17.638cm" svg:y="17.657cm" presentation:class="date-time">
        <draw:text-box>
          <text:list text:style-name="ML3">
            <text:list-header>
              <text:p text:style-name="MP10"><text:span text:style-name="MT5"><text:date style:data-style-name="D3" text:date-value="2015-07-13">07/13/15</text:date></text:span></text:p>
            </text:list-header>
          </text:list>
        </draw:text-box>
      </draw:frame>
      <draw:frame presentation:style-name="Mpr12" draw:text-style-name="MP12" draw:layer="backgroundobjects" svg:width="8.044cm" svg:height="1.015cm" svg:x="8.678cm" svg:y="17.657cm" presentation:class="footer">
        <draw:text-box>
          <text:list text:style-name="ML3">
            <text:list-header>
              <text:p text:style-name="MP15"><text:span text:style-name="MT7">Red Hat Consulting</text:span></text:p>
            </text:list-header>
          </text:list>
        </draw:text-box>
      </draw:frame>
      <draw:frame presentation:style-name="Mpr12" draw:text-style-name="MP6" draw:layer="backgroundobjects" svg:width="2.84cm" svg:height="1.015cm" svg:x="21.29cm" svg:y="17.657cm" presentation:class="page-number">
        <draw:text-box>
          <text:list text:style-name="ML3">
            <text:list-header>
              <text:p text:style-name="MP5"><text:span text:style-name="MT5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custom-shape draw:name="AutoShape 1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12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" draw:style-name="Mgr13" draw:text-style-name="MP7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name="Text Box 8" draw:style-name="Mgr14" draw:text-style-name="MP7" draw:layer="backgroundobjects" svg:width="8.237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_5f_-title" draw:layer="backgroundobjects" svg:width="12.665cm" svg:height="9.5cm" svg:x="3.178cm" svg:y="1.904cm" presentation:class="page"/>
        <draw:frame presentation:style-name="Title2_5f_-notes" draw:layer="backgroundobjects" svg:width="15.214cm" svg:height="11.405cm" svg:x="1.905cm" svg:y="12.065cm" presentation:class="notes" presentation:placeholder="true">
          <draw:text-box/>
        </draw:frame>
        <draw:custom-shape draw:name="Text Box 11" draw:style-name="Mgr13" draw:text-style-name="MP7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14" draw:layer="backgroundobjects" svg:width="8.228cm" svg:height="1.244cm" svg:x="10.791cm" svg:y="24.124cm" presentation:class="page-number">
          <draw:text-box>
            <text:list text:style-name="ML1">
              <text:list-header>
                <text:p text:style-name="MP13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HC Preso Internal v004</dc:title>
    <meta:creation-date>2015-07-13T00:47:11.015268629</meta:creation-date>
    <meta:editing-cycles>3</meta:editing-cycles>
    <meta:editing-duration>PT11M6S</meta:editing-duration>
    <meta:generator>LibreOffice/4.3.7.2$Linux_X86_64 LibreOffice_project/430$Build-2</meta:generator>
    <meta:initial-creator>Clark Hale</meta:initial-creator>
    <dc:date>2015-07-13T00:58:18.263633152</dc:date>
    <dc:creator>Clark Hale</dc:creator>
    <meta:document-statistic meta:object-count="250"/>
    <meta:template xlink:type="simple" xlink:actuate="onRequest" xlink:title="RHC Preso Internal v004" xlink:href="../../Templates/RHC%20Preso%20Internal%20v004.otp" meta:date="2015-07-13T00:47:10.905454929"/>
  </office:meta>
</office:document-meta>
</file>